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rkflow de calcule de liste des arrêts</text:p>
      <text:p text:style-name="Standard"/>
      <text:p text:style-name="Standard"/>
      <text:p text:style-name="Standard">Mise en production</text:p>
      <text:p text:style-name="Standard">quel server ?</text:p>
      <text:p text:style-name="Standard">Integration en continue ?</text:p>
      <text:p text:style-name="Standard">Monitoring 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cottenceau</meta:initial-creator>
    <meta:creation-date>2021-05-03T14:47:25.29</meta:creation-date>
    <meta:document-statistic meta:table-count="0" meta:image-count="0" meta:object-count="0" meta:page-count="1" meta:paragraph-count="5" meta:word-count="19" meta:character-count="107"/>
    <dc:date>2021-05-03T14:49:49.25</dc:date>
    <dc:creator>thomas cottenceau</dc:creator>
    <meta:editing-duration>PT2M24S</meta:editing-duration>
    <meta:editing-cycles>1</meta:editing-cycles>
    <meta:generator>OpenOffice/4.1.9$Win32 OpenOffice.org_project/419m1$Build-9805</meta:generator>
  </office:meta>
</office:document-meta>
</file>